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language="fr" fo:country="F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rprétation des résultats</text:p>
      <text:p text:style-name="P1">Dans un premier temps, nous avons travaillé avec une approche sans a priori en utilisant le cerveau entier.</text:p>
      <text:p text:style-name="P1">Dans un deuxième temps, nous avons exclu a priori certaines régions. En effet, une revue de la littérature a montré que les régions situées à l'arrière du cerveau n'ont pas d'influence sur le trouble bipolaire. En collaboration avec le Dr Houenou, nous avons donc défini un sous-masque.</text:p>
      <text:p text:style-name="P1">Dans un troisième temps, nous avons décidé d'évaluer l'utilisation des images squeletisé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hieu DUBOIS</meta:initial-creator>
    <meta:creation-date>2014-10-30T10:26:56</meta:creation-date>
    <dc:date>2014-10-30T12:16:42</dc:date>
    <dc:creator>Mathieu DUBOIS</dc:creator>
    <meta:editing-duration>PT1H37M24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4" meta:word-count="80" meta:character-count="512" meta:non-whitespace-character-count="436"/>
  </office:meta>
</office:document-meta>
</file>